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 Testin Notes</text:p>
      <text:p text:style-name="P4"/>
      <text:p text:style-name="P4"/>
      <text:p text:style-name="P1">4/11/19</text:p>
      <text:list xml:id="list218991724283217399" text:style-name="L1">
        <text:list-item>
          <text:p text:style-name="P5">Necromancer needs strike ability or it causes a free strike bug FIXED</text:p>
        </text:list-item>
        <text:list-item>
          <text:p text:style-name="P5">card reward screen</text:p>
          <text:list>
            <text:list-item>
              <text:p text:style-name="P5">'choose one' banner needs to be higher and smaller DONE</text:p>
            </text:list-item>
            <text:list-item>
              <text:p text:style-name="P5">Skip rewards button should say “Continue..” instead DONE</text:p>
            </text:list-item>
            <text:list-item>
              <text:p text:style-name="P5">Leaving the rewards screen shouldnt disable the half faded black screen</text:p>
            </text:list-item>
            <text:list-item>
              <text:p text:style-name="P5">max health text on ability bar displays wrong value: sets current health as the max health text DONE</text:p>
            </text:list-item>
            <text:list-item>
              <text:p text:style-name="P5">activation panel arrow should move a bit faster, or on new turn start DONE</text:p>
            </text:list-item>
            <text:list-item>
              <text:p text:style-name="P5">necromancer summoned skelly after dying from free strike DONE</text:p>
            </text:list-item>
            <text:list-item>
              <text:p text:style-name="P5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7987868317462796571" text:style-name="L2">
        <text:list-item>
          <text:p text:style-name="P6">Tile hover for spells not disabling for instant cast spells FIXED</text:p>
        </text:list-item>
        <text:list-item>
          <text:p text:style-name="P6">Skeleton king starts with 1hp FIXED</text:p>
        </text:list-item>
        <text:list-item>
          <text:p text:style-name="P6">preparation is not set on cooldown FIXED</text:p>
        </text:list-item>
        <text:list-item>
          <text:p text:style-name="P6">ItemSlot caused null ref exc: missing gold cost text component reference FIXED</text:p>
        </text:list-item>
        <text:list-item>
          <text:p text:style-name="P6">Volatile zombie using strike from 2 tiles away ( possible bug with melee range value, or isTargetInRange() method) FIXED</text:p>
        </text:list-item>
        <text:list-item>
          <text:p text:style-name="P6">poison not working (not damaging on activation end). Rogue took 1 damage instead of 4, other character took 0 damage (maybe code confusing poison and poisonous? FIXED</text:p>
        </text:list-item>
        <text:list-item>
          <text:p text:style-name="P6">'Move' ability does not deduct AP from priest? FIXED</text:p>
        </text:list-item>
        <text:list-item>
          <text:p text:style-name="P6">Tile hover activates on button click if character doesnt have enough AP for the ability FIXED</text:p>
        </text:list-item>
        <text:list-item>
          <text:p text:style-name="P6">update activation panel arrow position on character death FIXED</text:p>
        </text:list-item>
        <text:list-item>
          <text:p text:style-name="P6">Choose an item screen's back button should be lower: it hangs over middle item card FIXED</text:p>
        </text:list-item>
        <text:list-item>
          <text:p text:style-name="P6">Choose an item screen can get duplicate items FIXED</text:p>
        </text:list-item>
        <text:list-item>
          <text:p text:style-name="P6">Health in character data can go into minus FIXED</text:p>
        </text:list-item>
        <text:list-item>
          <text:p text:style-name="P6"><text:soft-page-break/>character data entities with 0hp still get created on combat start FIXED</text:p>
        </text:list-item>
        <text:list-item>
          <text:p text:style-name="P6">mage fleet footed not working if mage has 0 AP FIXED</text:p>
        </text:list-item>
        <text:list-item>
          <text:p text:style-name="P6">skeleton necro: when new zombie is made, arrow panel does not update position FIXED</text:p>
        </text:list-item>
      </text:list>
      <text:p text:style-name="P2"/>
      <text:p text:style-name="P1">Play Test Notes 29/11/19</text:p>
      <text:list xml:id="list1736891129065376659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  <text:p text:style-name="P2"/>
      <text:p text:style-name="P1">Play Test Notes 10/12/19 (Post visual updates)</text:p>
      <text:list xml:id="list7358589659019863566" text:style-name="L4">
        <text:list-item>
          <text:p text:style-name="P8">block shield icon covers adjacent character UI, should move it so its centre point is on the right edge of the characters health bar FIXED</text:p>
        </text:list-item>
        <text:list-item>
          <text:p text:style-name="P8">poison not actually damaging FIXED</text:p>
        </text:list-item>
        <text:list-item>
          <text:p text:style-name="P8">goblin encounter broken FIXED</text:p>
          <text:list>
            <text:list-item>
              <text:p text:style-name="P8">activation panel looks fucked FIXED</text:p>
            </text:list-item>
            <text:list-item>
              <text:p text:style-name="P8">archers shoot coroutine doesnt complete FIXED</text:p>
            </text:list-item>
            <text:list-item>
              <text:p text:style-name="P8">goblins status panel over hangs health bar a little FIXED</text:p>
            </text:list-item>
          </text:list>
        </text:list-item>
      </text:list>
      <text:list xml:id="list4960044892338368292" text:style-name="L5">
        <text:list-item>
          <text:p text:style-name="P9">Characters change their facing direction to attack enemies when theyre X positions are the same. This shouldnt happen FIXED</text:p>
        </text:list-item>
        <text:list-item>
          <text:p text:style-name="P9">take damage from poison effect looks like shit(try darken the green, and make the skull+bones a little more transparent) FIXED KINDA</text:p>
        </text:list-item>
        <text:list-item>
          <text:p text:style-name="P9">dying from poison breaks the activation order and the game FIXED</text:p>
        </text:list-item>
        <text:list-item>
          <text:p text:style-name="P9">using a movement ability WHILE already moving breaks the game. Implement code to prevent player from moving while a move action is in process</text:p>
        </text:list-item>
        <text:list-item>
          <text:p text:style-name="P9"><text:soft-page-break/>on combat end should be better at destroying activation windows, some are still lingering FIXED</text:p>
        </text:list-item>
        <text:list-item>
          <text:p text:style-name="P9">Damage effect shows damage taken, not actual HP lost which it should FIXED</text:p>
        </text:list-item>
        <text:list-item>
          <text:p text:style-name="P9">Move block icon a tad more to the right FIXED</text:p>
        </text:list-item>
        <text:list-item>
          <text:p text:style-name="P9">shadow bolt projectile animation looks a bit wonky FIXED</text:p>
        </text:list-item>
        <text:list-item>
          <text:p text:style-name="P9">rogue took 30% of its health as damage, then character roster made it 0 hp and it didnt spawn next combat? (bad code in HandleDamage() FIXED</text:p>
        </text:list-item>
        <text:list-item>
          <text:p text:style-name="P9">Defender health bar on ability bar shows current/max hp values from prefab. When defender is instantiated health values should be set / slider pos set FIXED</text:p>
        </text:list-item>
        <text:list-item>
          <text:p text:style-name="P9">bugs with quick reflexes. After already triggering a move, it tried to move again(played status VFX) but didnt actually move. Rogue twin strike ended up hitting 4 times? FIXED</text:p>
        </text:list-item>
        <text:list-item>
          <text:p text:style-name="P9">Activation window health bars not showing on 2<text:span text:style-name="T1">nd</text:span> combat event. Although it showed for a zombie created mid combat FIXED</text:p>
        </text:list-item>
        <text:list-item>
          <text:p text:style-name="P9">healing effect was shown on warrior when it took damage from volatile zombie explosion?</text:p>
        </text:list-item>
        <text:list-item>
          <text:p text:style-name="P9">volatile passive reads “deals 5 damage”, but should read “deals 5 physical damage” FIXED</text:p>
        </text:list-item>
        <text:list-item>
          <text:p text:style-name="P9">when damaged by poison, a damage effect should be played, not just poison anim FIXED</text:p>
        </text:list-item>
        <text:list-item>
          <text:p text:style-name="P9">poison damage vfx should be a bit more visible FIXED</text:p>
        </text:list-item>
        <text:list-item>
          <text:p text:style-name="P9">vampire performed a free strike against charging warrior when it shouldn't have</text:p>
        </text:list-item>
        <text:list-item>
          <text:p text:style-name="P9">warior hp stat bar, max health variable has the current health text assigned FIXED</text:p>
        </text:list-item>
        <text:list-item>
          <text:p text:style-name="P9">implement a dedicated healing VFX, instead of using damage vfx</text:p>
        </text:list-item>
        <text:list-item>
          <text:p text:style-name="P9">treasure room caused error with panel slot prefab. Object destroyed but still trying to reference??? FIXED (caused by activation windows not being create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2-11T20:51:53.22</dc:date>
    <dc:creator>will black</dc:creator>
    <meta:editing-duration>P18DT3H37M21S</meta:editing-duration>
    <meta:editing-cycles>235</meta:editing-cycles>
    <meta:generator>OpenOffice/4.1.6$Win32 OpenOffice.org_project/416m1$Build-9790</meta:generator>
    <meta:document-statistic meta:table-count="0" meta:image-count="0" meta:object-count="0" meta:page-count="3" meta:paragraph-count="64" meta:word-count="869" meta:character-count="4946"/>
  </office:meta>
</office:document-meta>
</file>